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cf8" officeooo:paragraph-rsid="0006bcf8"/>
    </style:style>
    <style:style style:name="P2" style:family="paragraph" style:parent-style-name="Standard">
      <style:text-properties officeooo:rsid="00154cdf" officeooo:paragraph-rsid="00154cdf"/>
    </style:style>
    <style:style style:name="P3" style:family="paragraph" style:parent-style-name="Standard">
      <style:text-properties officeooo:rsid="0015f0d2" officeooo:paragraph-rsid="0015f0d2"/>
    </style:style>
    <style:style style:name="T1" style:family="text">
      <style:text-properties officeooo:rsid="0008d0b5"/>
    </style:style>
    <style:style style:name="T2" style:family="text">
      <style:text-properties officeooo:rsid="000a07c5"/>
    </style:style>
    <style:style style:name="T3" style:family="text">
      <style:text-properties officeooo:rsid="000ca1d9"/>
    </style:style>
    <style:style style:name="T4" style:family="text">
      <style:text-properties officeooo:rsid="000d1a44"/>
    </style:style>
    <style:style style:name="T5" style:family="text">
      <style:text-properties officeooo:rsid="000df27d"/>
    </style:style>
    <style:style style:name="T6" style:family="text">
      <style:text-properties officeooo:rsid="00112254"/>
    </style:style>
    <style:style style:name="T7" style:family="text">
      <style:text-properties officeooo:rsid="0012b048"/>
    </style:style>
    <style:style style:name="T8" style:family="text">
      <style:text-properties officeooo:rsid="0012efd3"/>
    </style:style>
    <style:style style:name="T9" style:family="text">
      <style:text-properties officeooo:rsid="00138e8d"/>
    </style:style>
    <style:style style:name="T10" style:family="text">
      <style:text-properties officeooo:rsid="00152fbe"/>
    </style:style>
    <style:style style:name="T11" style:family="text">
      <style:text-properties officeooo:rsid="0016a26c"/>
    </style:style>
    <style:style style:name="T12" style:family="text">
      <style:text-properties officeooo:rsid="0016c303"/>
    </style:style>
    <style:style style:name="T13" style:family="text">
      <style:text-properties officeooo:rsid="001815f6"/>
    </style:style>
    <style:style style:name="T14" style:family="text">
      <style:text-properties officeooo:rsid="0018aa4e"/>
    </style:style>
    <style:style style:name="T15" style:family="text">
      <style:text-properties officeooo:rsid="00192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file contains me venting my frustration to help me rubber-duck parts of my code <text:span text:style-name="T11">and the project.</text:span></text:p>
      <text:p text:style-name="P2"/>
      <text:p text:style-name="P2">24.1.2021</text:p>
      <text:p text:style-name="P1"/>
      <text:p text:style-name="P1">What the fuck my draw <text:span text:style-name="T1">function is not working suddenly between scenes. </text:span><text:span text:style-name="T2">It’s gotten to the point where I feel like rewriting it all. </text:span><text:span text:style-name="T3">Wait where is currentRoom defined? What. I wrote this code less than a week ago and I can’t figure it out anymore. </text:span><text:span text:style-name="T4">Okay, it’s in the state.py file, but what exactly is the issue here? </text:span><text:span text:style-name="T5">I ADDED A PRINT STATEMENT AND IT NOW WORKS, WHAT. </text:span><text:span text:style-name="T6">Okay drawing works? </text:span><text:span text:style-name="T7">I am absolutely losing my mind, I am writing print statements and comments and code is performing better. </text:span><text:span text:style-name="T8">You know, the further I get into the game the less confident I feel about moving further. </text:span><text:span text:style-name="T9">It feels like I am trying to balance an egg on a spoon, but the further I get the faster I have to run, </text:span><text:span text:style-name="T10">and the faster I run the more I just want to drop the egg to not have to deal with it breaking. I’m estimating having to run around 40km/h before I can stop accelerating. </text:span><text:span text:style-name="T12">I </text:span><text:span text:style-name="T13">am 100% switching to Godot after this project, </text:span><text:span text:style-name="T14">or Raylib, I don’t know. </text:span><text:span text:style-name="T15">Maybe I’ll just need a break from game dev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21:28:57.183689399</meta:creation-date>
    <meta:generator>LibreOffice/6.4.7.2$Linux_X86_64 LibreOffice_project/40$Build-2</meta:generator>
    <dc:date>2021-01-24T22:16:38.589973305</dc:date>
    <meta:editing-duration>PT47M30S</meta:editing-duration>
    <meta:editing-cycles>22</meta:editing-cycles>
    <meta:document-statistic meta:table-count="0" meta:image-count="0" meta:object-count="0" meta:page-count="1" meta:paragraph-count="3" meta:word-count="207" meta:character-count="1084" meta:non-whitespace-character-count="880"/>
  </office:meta>
</office:document-meta>
</file>